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7572" officeooo:paragraph-rsid="000575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lla mary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4T15:05:10.997000000</meta:creation-date>
    <dc:date>2023-07-24T15:05:16.066000000</dc:date>
    <meta:editing-duration>PT5S</meta:editing-duration>
    <meta:editing-cycles>1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1" meta:word-count="2" meta:character-count="12" meta:non-whitespace-character-count="11"/>
  </office:meta>
</office:document-meta>
</file>